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>Hmm, the PlayerController movement seems ot be perfectly fine!</text:p>
      <text:p text:style-name="P5"/>
      <text:p text:style-name="P5">A ha, it looks like the issue may be due to the X axis being different between Unity and Godot!!! </text:p>
      <text:p text:style-name="P5"/>
      <text:p text:style-name="P5">16:22 – The rotating/turning is wrong for the PlayerCharacter! It's turning on the Y axis only!!!!!</text:p>
      <text:p text:style-name="P5"/>
      <text:p text:style-name="P5">17:51 – Chunking fully implemented. Planet generation implemented.</text:p>
      <text:p text:style-name="P5">NEXT: Fix the PlayerController!!!</text:p>
      <text:p text:style-name="P5"/>
      <text:p text:style-name="P5"/>
      <text:p text:style-name="P6">30 11 2020</text:p>
      <text:p text:style-name="P5">09:09 – I just realised the turning is the same on the Unity project, so both are wrong. They are turning on the Y axis!!!</text:p>
      <text:p text:style-name="P5"/>
      <text:p text:style-name="P5">Okay, I need true turning: right means turn to the right, left means turn to the left!!!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otate around local axis</text:p>
      <text:p text:style-name="P5"><text:a xlink:type="simple" xlink:href="https://docs.unity3d.com/ScriptReference/Transform-eulerAngles.html" text:style-name="Internet_20_link" text:visited-style-name="Visited_20_Internet_20_Link">https://docs.unity3d.com/ScriptReference/Transform-eulerAngles.html</text:a> </text:p>
      <text:p text:style-name="P5"/>
      <text:p text:style-name="P5"><text:a xlink:type="simple" xlink:href="https://forum.unity.com/threads/how-am-i-supposed-to-use-euler-angles.535802/" text:style-name="Internet_20_link" text:visited-style-name="Visited_20_Internet_20_Link">https://forum.unity.com/threads/how-am-i-supposed-to-use-euler-angles.535802/</text:a> </text:p>
      <text:p text:style-name="P5"><text:a xlink:type="simple" xlink:href="https://docs.unity3d.com/Manual/QuaternionAndEulerRotationsInUnity.html" text:style-name="Internet_20_link" text:visited-style-name="Visited_20_Internet_20_Link">https://docs.unity3d.com/Manual/QuaternionAndEulerRotationsInUnity.html</text:a> </text:p>
      <text:p text:style-name="P5"/>
      <text:p text:style-name="P5"/>
      <text:p text:style-name="P5">14:44 – Another confuzzled moment!!!!</text:p>
      <text:p text:style-name="P5">It refuses to rotate around the local axis!!!!!</text:p>
      <text:p text:style-name="P5"/>
      <text:p text:style-name="P5"/>
      <text:p text:style-name="P6">02 12 2020</text:p>
      <text:p text:style-name="P5">14:43 – PlayerController fixed and improved :)</text:p>
      <text:p text:style-name="P5">NEXT: Implement applying textures (rock, grass, dirt, sand, etc.) to the blocks/cubes!</text:p>
      <text:p text:style-name="P5"/>
      <text:p text:style-name="P5"/>
      <text:p text:style-name="P6">03 12 2020</text:p>
      <text:p text:style-name="P5">11:15 – Now to work on applying textures!! </text:p>
      <text:p text:style-name="P5"/>
      <text:p text:style-name="P5"><text:a xlink:type="simple" xlink:href="https://www.reddit.com/r/godot/comments/8e7nm2/loading_png_textures_onto_3d_mesh_objects/" text:style-name="Internet_20_link" text:visited-style-name="Visited_20_Internet_20_Link">https://www.reddit.com/r/godot/comments/8e7nm2/loading_png_textures_onto_3d_mesh_objects/</text:a> </text:p>
      <text:p text:style-name="P5"/>
      <text:p text:style-name="P5">15:03 – Textures are now being applied to the cubes/quads.</text:p>
      <text:p text:style-name="P5">NEXT: Implement terrain manipulation – digging and building of the cubes</text:p>
      <text:p text:style-name="P5"/>
      <text:p text:style-name="P5"/>
      <text:p text:style-name="P6">04 12 2020</text:p>
      <text:p text:style-name="P5">11:32 – Fixed the loading of the textures issue by re-inporting the images as Imag instead of Texture, then loading them as an Image resourc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5H38M8S</meta:editing-duration>
    <meta:editing-cycles>92</meta:editing-cycles>
    <meta:generator>OpenOffice/4.1.7$Win32 OpenOffice.org_project/417m1$Build-9800</meta:generator>
    <dc:date>2020-12-04T11:33:21.89</dc:date>
    <dc:creator>Chucksta </dc:creator>
    <meta:document-statistic meta:table-count="0" meta:image-count="0" meta:object-count="0" meta:page-count="9" meta:paragraph-count="146" meta:word-count="1285" meta:character-count="8300"/>
    <meta:user-defined meta:name="Info 1"/>
    <meta:user-defined meta:name="Info 2"/>
    <meta:user-defined meta:name="Info 3"/>
    <meta:user-defined meta:name="Info 4"/>
  </office:meta>
</office:document-meta>
</file>